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6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7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4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5" style:family="text">
      <style:text-properties fo:language="en" fo:country="none"/>
    </style:style>
    <style:style style:name="T36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1" style:family="text">
      <style:text-properties fo:letter-spacing="0.0138in" style:text-underline-style="none" fo:font-weight="bold" style:font-weight-asian="bold"/>
    </style:style>
    <style:style style:name="T42" style:family="text">
      <style:text-properties style:font-name="Times New Roman" fo:language="en" fo:country="US" style:font-name-complex="Symbol"/>
    </style:style>
    <style:style style:name="T43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1"/>
      <text:p text:style-name="P45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8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9">0.1 </text:span><text:span text:style-name="T40">µ</text:span><text:span text:style-name="T39">Sv/h – 0.99 </text:span><text:span text:style-name="T40">µ</text:span><text:span text:style-name="T39">Sv/h – </text:span><text:span text:style-name="T36">±</text:span><text:span text:style-name="T38">30</text:span><text:span text:style-name="T37">%</text:span><text:span text:style-name="T41">, </text:span></text:p>
      <text:p text:style-name="P5"><text:span text:style-name="T39">1 </text:span><text:span text:style-name="T40">µ</text:span><text:span text:style-name="T39">Sv/h – 1 Sv/h – </text:span><text:span text:style-name="T36">±</text:span><text:span text:style-name="T38">15</text:span><text:span text:style-name="T37">%</text:span></text:p>
      <text:p text:style-name="P5"/>
      <text:p text:style-name="P7"><text:span text:style-name="T28">Operating conditions:</text:span> </text:p>
      <text:p text:style-name="P52"><text:span text:style-name="T16">- Air temperature<text:tab/></text:span><text:span text:style-name="T27"><text:tab/><text:tab/><text:tab/>+</text:span><text:span text:style-name="T16">$temp</text:span><text:span text:style-name="T27"> °</text:span><text:span text:style-name="T16">C</text:span></text:p>
      <text:p text:style-name="P53">- Atmospheric pressure<text:tab/><text:tab/><text:tab/>98,5 kPa</text:p>
      <text:p text:style-name="P53">- Relative humidity<text:tab/><text:tab/><text:tab/><text:tab/>$vlag %</text:p>
      <text:p text:style-name="P54">- Gamma radiation background<text:tab/><text:tab/>$bground <text:s/>nSv/h</text:p>
      <text:p text:style-name="P58"/>
      <text:p text:style-name="P59"><text:span text:style-name="Знак_20_примечания"><text:span text:style-name="T33">Calibration means</text:span></text:span><text:span text:style-name="Знак_20_примечания"><text:span text:style-name="T34">:</text:span></text:span></text:p>
      <text:p text:style-name="P57"><text:span text:style-name="Знак_20_примечания"><text:span text:style-name="T43">- <text:s/>$eng_facility_110$;</text:span></text:span></text:p>
      <text:p text:style-name="P56"><text:span text:style-name="Знак_20_примечания"><text:span text:style-name="T43">- <text:s/>$eng_facility_130$;</text:span></text:span></text:p>
      <text:p text:style-name="P47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16">AT3509A </text:span><text:span text:style-name="T10">(</text:span><text:span text:style-name="T42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8">Dose rate measurement</text:p>
            <text:p text:style-name="P32"><text:span text:style-name="T10">at check point</text:span>,</text:p>
            <text:p text:style-name="P32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30">---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2">AT3509A </text:span><text:span text:style-name="T10">(</text:span><text:span text:style-name="T42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i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20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20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Calibrated by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0">(signature)</text:p>
          </table:table-cell>
        </table:table-row>
        <table:table-row>
          <table:table-cell table:style-name="Таблица1.A1" office:value-type="string">
            <text:p text:style-name="P41">Technical control: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0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08:55.64</dc:date>
    <meta:editing-duration>P3DT9H9M42S</meta:editing-duration>
    <meta:editing-cycles>429</meta:editing-cycles>
    <meta:generator>OpenOffice/4.1.6$Win32 OpenOffice.org_project/416m1$Build-9790</meta:generator>
    <meta:document-statistic meta:table-count="3" meta:image-count="1" meta:object-count="0" meta:page-count="1" meta:paragraph-count="140" meta:word-count="258" meta:character-count="1744"/>
  </office:meta>
</office:document-meta>
</file>